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alueTable" text:name="Field.InTable"/>
        <text:user-field-decl office:value-type="string" office:string-value="value" text:name="DirectInHeaderField"/>
      </text:user-field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value" text:name="DirectInHeaderField"/>
        </text:user-field-decls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Table_20_Contents"><text:user-field-get text:name="Field.InTable">valueTable</text:user-field-get></text:p>
            </table:table-cell>
            <table:table-cell table:style-name="Tabelle1.B1" office:value-type="string">
              <text:p text:style-name="Table_20_Contents"/>
            </table:table-cell>
          </table:table-row>
          <table:table-row>
            <table:table-cell table:style-name="Tabelle1.A2" office:value-type="string">
              <text:p text:style-name="Table_20_Contents"/>
            </table:table-cell>
            <table:table-cell table:style-name="Tabelle1.B2" office:value-type="string">
              <text:p text:style-name="Table_20_Contents"/>
            </table:table-cell>
          </table:table-row>
        </table:table>
        <text:p text:style-name="Header"><text:user-field-get text:name="DirectInHeaderField">value</text:user-field-ge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5:28:51.476000000</meta:creation-date>
    <dc:date>2019-05-22T15:36:54.020000000</dc:date>
    <meta:editing-duration>PT2M38S</meta:editing-duration>
    <meta:editing-cycles>4</meta:editing-cycles>
    <meta:generator>LibreOfficeDev/5.4.4.2.0$Windows_X86_64 LibreOffice_project/6070df5b2c137a203c9f10111b3520168c208641</meta:generator>
    <meta:document-statistic meta:table-count="1" meta:image-count="0" meta:object-count="0" meta:page-count="1" meta:paragraph-count="2" meta:word-count="2" meta:character-count="15" meta:non-whitespace-character-count="15"/>
  </office:meta>
</office:document-meta>
</file>